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master-page-name="First_20_Page">
      <style:paragraph-properties fo:margin-top="0cm" fo:margin-bottom="0.192cm" fo:line-height="104%" fo:text-align="center" style:justify-single-word="false" style:page-number="auto"/>
    </style:style>
    <style:style style:name="P2" style:family="paragraph" style:parent-style-name="Standard">
      <style:paragraph-properties fo:margin-left="0.018cm" fo:margin-right="0cm" fo:margin-top="0cm" fo:margin-bottom="1.725cm" fo:line-height="104%" fo:text-align="center" style:justify-single-word="false" fo:text-indent="-0.018cm" style:auto-text-indent="false"/>
    </style:style>
    <style:style style:name="P3" style:family="paragraph" style:parent-style-name="Standard">
      <style:paragraph-properties fo:margin-left="-0.009cm" fo:margin-right="0cm" fo:margin-top="0cm" fo:margin-bottom="0.543cm" fo:line-height="107%" fo:text-indent="-0.018cm" style:auto-text-indent="false"/>
    </style:style>
    <style:style style:name="P4" style:family="paragraph" style:parent-style-name="Standard">
      <style:paragraph-properties fo:margin-left="-0.009cm" fo:margin-right="0cm" fo:margin-top="0cm" fo:margin-bottom="1.316cm" fo:text-indent="-0.018cm" style:auto-text-indent="false"/>
    </style:style>
    <style:style style:name="P5" style:family="paragraph" style:parent-style-name="Standard">
      <style:paragraph-properties fo:margin-top="0cm" fo:margin-bottom="0.018cm" fo:line-height="104%" fo:text-align="center" style:justify-single-word="false"/>
    </style:style>
    <style:style style:name="P6" style:family="paragraph" style:parent-style-name="Standard">
      <style:paragraph-properties fo:margin-left="0.018cm" fo:margin-right="0.007cm" fo:margin-top="0cm" fo:margin-bottom="0.018cm" fo:line-height="104%" fo:text-align="center" style:justify-single-word="false" fo:text-indent="-0.018cm" style:auto-text-indent="false"/>
    </style:style>
    <style:style style:name="P7" style:family="paragraph" style:parent-style-name="Standard">
      <style:paragraph-properties fo:margin-left="6.394cm" fo:margin-right="6.385cm" fo:margin-top="0cm" fo:margin-bottom="0.566cm" fo:line-height="104%" fo:text-align="center" style:justify-single-word="false" fo:text-indent="-0.018cm" style:auto-text-indent="false"/>
    </style:style>
    <style:style style:name="P8" style:family="paragraph" style:parent-style-name="Standard">
      <style:paragraph-properties fo:margin-left="0.018cm" fo:margin-right="0.131cm" fo:margin-top="0cm" fo:margin-bottom="0.566cm" fo:line-height="104%" fo:text-align="center" style:justify-single-word="false" fo:text-indent="-0.018cm" style:auto-text-indent="false"/>
    </style:style>
    <style:style style:name="P9" style:family="paragraph" style:parent-style-name="Standard">
      <style:paragraph-properties fo:margin-left="0.018cm" fo:margin-right="0.009cm" fo:margin-top="0cm" fo:margin-bottom="4.041cm" fo:line-height="104%" fo:text-align="center" style:justify-single-word="false" fo:text-indent="-0.018cm" style:auto-text-indent="false"/>
    </style:style>
    <style:style style:name="P10" style:family="paragraph" style:parent-style-name="Standard">
      <style:paragraph-properties fo:margin-left="0cm" fo:margin-right="0.459cm" fo:margin-top="0cm" fo:margin-bottom="1.122cm" fo:line-height="107%" fo:text-align="end" style:justify-single-word="false" fo:text-indent="0cm" style:auto-text-indent="false"/>
    </style:style>
    <style:style style:name="P11" style:family="paragraph" style:parent-style-name="Standard">
      <style:paragraph-properties fo:margin-left="9.017cm" fo:margin-right="0cm" fo:margin-top="0cm" fo:margin-bottom="9.864cm" fo:line-height="101%" fo:text-indent="-0.018cm" style:auto-text-indent="false"/>
    </style:style>
    <style:style style:name="P12" style:family="paragraph" style:parent-style-name="Standard">
      <style:paragraph-properties fo:margin-left="0.018cm" fo:margin-right="0.011cm" fo:margin-top="0cm" fo:margin-bottom="0.566cm" fo:line-height="104%" fo:text-align="center" style:justify-single-word="false" fo:text-indent="-0.018cm" style:auto-text-indent="false"/>
    </style:style>
    <style:style style:name="P13" style:family="paragraph" style:parent-style-name="Standard">
      <style:paragraph-properties fo:margin-left="0cm" fo:margin-right="0cm" fo:margin-top="0cm" fo:margin-bottom="0.282cm" fo:line-height="107%" fo:text-indent="1.251cm" style:auto-text-indent="false" fo:break-before="page"/>
    </style:style>
    <style:style style:name="P14" style:family="paragraph" style:parent-style-name="Standard">
      <style:paragraph-properties fo:margin-left="0cm" fo:margin-right="0cm" fo:margin-top="0cm" fo:margin-bottom="0.282cm" fo:line-height="107%" fo:text-indent="1.251cm" style:auto-text-indent="false"/>
    </style:style>
    <style:style style:name="P15" style:family="paragraph" style:parent-style-name="Standard">
      <style:paragraph-properties fo:margin-left="0cm" fo:margin-right="0cm" fo:margin-top="0cm" fo:margin-bottom="0.282cm" fo:line-height="107%" fo:text-indent="1.251cm" style:auto-text-indent="false"/>
      <style:text-properties fo:language="en" fo:country="US"/>
    </style:style>
    <style:style style:name="P16" style:family="paragraph" style:parent-style-name="Standard">
      <style:paragraph-properties fo:margin-left="0cm" fo:margin-right="0cm" fo:margin-top="0cm" fo:margin-bottom="0.282cm" fo:line-height="107%" fo:text-align="start" style:justify-single-word="false" fo:text-indent="0cm" style:auto-text-indent="false"/>
    </style:style>
    <style:style style:name="P17" style:family="paragraph" style:parent-style-name="Standard" style:list-style-name="WWNum1">
      <style:paragraph-properties fo:margin-left="0cm" fo:margin-right="0cm" fo:margin-top="0cm" fo:margin-bottom="0.282cm" fo:line-height="107%" fo:text-indent="0cm" style:auto-text-indent="false"/>
    </style:style>
    <style:style style:name="P18" style:family="paragraph" style:parent-style-name="Standard">
      <style:paragraph-properties fo:margin-left="0cm" fo:margin-right="0cm" fo:margin-top="0cm" fo:margin-bottom="0.282cm" fo:line-height="107%" fo:text-align="start" style:justify-single-word="false" fo:text-indent="0cm" style:auto-text-indent="false"/>
      <style:text-properties fo:font-weight="bold" style:font-weight-asian="bold" style:font-weight-complex="bold"/>
    </style:style>
    <style:style style:name="P19" style:family="paragraph" style:parent-style-name="Standard">
      <style:paragraph-properties fo:margin-left="0cm" fo:margin-right="0cm" fo:margin-top="0cm" fo:margin-bottom="0.282cm" fo:line-height="107%" fo:text-align="start" style:justify-single-word="false" fo:text-indent="0cm" style:auto-text-indent="false" fo:break-before="page"/>
    </style:style>
    <style:style style:name="P20" style:family="paragraph" style:parent-style-name="Standard">
      <style:paragraph-properties fo:margin-left="0.018cm" fo:margin-right="-0.026cm" fo:margin-top="0cm" fo:margin-bottom="1.005cm" fo:line-height="107%" fo:text-align="end" style:justify-single-word="false" fo:text-indent="-0.018cm" style:auto-text-indent="false"/>
    </style:style>
    <style:style style:name="P21" style:family="paragraph" style:parent-style-name="Contents_20_Heading">
      <style:paragraph-properties fo:margin-top="0.423cm" fo:margin-bottom="0.282cm" fo:text-align="center" style:justify-single-word="false"/>
    </style:style>
    <style:style style:name="P22" style:family="paragraph" style:parent-style-name="List_20_Paragraph">
      <style:paragraph-properties fo:margin-left="0cm" fo:margin-right="0cm" fo:margin-top="0cm" fo:margin-bottom="0.282cm" fo:line-height="107%" fo:text-indent="1.251cm" style:auto-text-indent="false"/>
    </style:style>
    <style:style style:name="P23" style:family="paragraph" style:parent-style-name="List_20_Paragraph">
      <style:paragraph-properties fo:margin-left="1.27cm" fo:margin-right="0cm" fo:margin-top="0cm" fo:margin-bottom="0.282cm" fo:line-height="107%" fo:text-align="start" style:justify-single-word="false" fo:text-indent="0cm" style:auto-text-indent="false" fo:break-before="page"/>
    </style:style>
    <style:style style:name="P24" style:family="paragraph" style:parent-style-name="Heading_20_2" style:list-style-name="WWNum4"/>
    <style:style style:name="P25" style:family="paragraph" style:parent-style-name="Contents_20_1">
      <style:paragraph-properties>
        <style:tab-stops>
          <style:tab-stop style:position="17.089cm" style:type="right" style:leader-style="dotted" style:leader-text="."/>
        </style:tab-stops>
      </style:paragraph-properties>
    </style:style>
    <style:style style:name="P26" style:family="paragraph" style:parent-style-name="Contents_20_2">
      <style:paragraph-properties>
        <style:tab-stops>
          <style:tab-stop style:position="17.089cm" style:type="right" style:leader-style="dotted" style:leader-text="."/>
        </style:tab-stops>
      </style:paragraph-properties>
    </style:style>
    <style:style style:name="P27" style:family="paragraph" style:parent-style-name="Heading_20_1">
      <style:paragraph-properties fo:text-align="start" style:justify-single-word="false" fo:break-before="page"/>
    </style:style>
    <style:style style:name="P28" style:family="paragraph" style:parent-style-name="Heading_20_1">
      <style:paragraph-properties fo:margin-top="0.423cm" fo:margin-bottom="0.282cm"/>
    </style:style>
    <style:style style:name="T1" style:family="text">
      <style:text-properties fo:color="#00000a"/>
    </style:style>
    <style:style style:name="T2" style:family="text">
      <style:text-properties fo:color="#00000a" style:font-name="Times New Roman" fo:font-size="14pt" fo:font-weight="bold" style:font-size-asian="14pt" style:font-weight-asian="bold" style:font-name-complex="Times New Roman2" style:font-size-complex="14pt" style:font-weight-complex="bold"/>
    </style:style>
    <style:style style:name="T3" style:family="text">
      <style:text-properties fo:color="#00000a" style:font-name="Calibri" style:font-name-complex="F" style:font-size-complex="14pt"/>
    </style:style>
    <style:style style:name="T4" style:family="text">
      <style:text-properties style:font-size-complex="14pt" text:display="none"/>
    </style:style>
    <style:style style:name="T5" style:family="text">
      <style:text-properties fo:font-weight="bold" style:font-weight-asian="bold" style:font-weight-complex="bold"/>
    </style:style>
    <style:style style:name="T6"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инистерство образования Республики Беларусь</text:p>
      <text:p text:style-name="P2">Учреждение образования «Белорусский государственный университет информатики и радиоэлектроники»</text:p>
      <text:p text:style-name="P3">Факультет компьютерных систем и сетей</text:p>
      <text:p text:style-name="P3">Кафедра информатики</text:p>
      <text:p text:style-name="P4">Дисциплина: Прикладные задачи математического анализа</text:p>
      <text:p text:style-name="P6">ПОЯСНИТЕЛЬНАЯ ЗАПИСКА</text:p>
      <text:p text:style-name="P7">к курсовой работе на тему</text:p>
      <text:p text:style-name="P5">НЕПРЕРЫВНАЯ ЗАВИСИМОСТЬ РЕШЕНИЯ ЗАДАЧИ КОШИ ОТ</text:p>
      <text:p text:style-name="P8">НАЧАЛЬНЫХ УСЛОВИЙ ДЛЯ НОРМАЛЬНОЙ СИСТЕМЫ </text:p>
      <text:p text:style-name="P9">БГУИР КП 1-40 04 01</text:p>
      <text:p text:style-name="P10">Студент гр.153501 Тимофеев К. А.</text:p>
      <text:p text:style-name="P11">Руководитель: канд. ф.-м. н., доцент Анисимов В. Я. </text:p>
      <text:p text:style-name="P12">Минск 2022</text:p>
      <text:p text:style-name="P21"><text:span text:style-name="T2">СОДЕРЖАНИЕ</text:span></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soft-page-break/><text:a xlink:type="simple" xlink:href="#__RefHeading__263_798021313">ВВЕДЕНИЕ<text:tab/>4</text:a></text:p>
          <text:p text:style-name="P25"><text:a xlink:type="simple" xlink:href="#__RefHeading__265_798021313">1 НАЗВАНИЕ ГЛАВЫ<text:tab/>5</text:a></text:p>
          <text:p text:style-name="P26"><text:a xlink:type="simple" xlink:href="#__RefHeading__267_798021313">1.1Название подглавы <text:tab/>5</text:a></text:p>
          <text:p text:style-name="P25"><text:a xlink:type="simple" xlink:href="#__RefHeading__269_798021313">2 НАЗВАНИЕ ГЛАВЫ<text:tab/>6</text:a></text:p>
          <text:p text:style-name="P25"><text:a xlink:type="simple" xlink:href="#__RefHeading__271_798021313">3 НАЗВАНИЕ ГЛАВЫ<text:tab/>7</text:a></text:p>
          <text:p text:style-name="P25"><text:a xlink:type="simple" xlink:href="#__RefHeading__273_798021313">ЗАКЛЮЧЕНИЕ<text:tab/>8</text:a></text:p>
          <text:p text:style-name="P25"><text:a xlink:type="simple" xlink:href="#__RefHeading__275_798021313">СПИСОК ИСПОЛЬЗОВАННЫХ ИСТОЧНИКОВ<text:tab/>9</text:a></text:p>
        </text:index-body>
      </text:table-of-content>
      <text:p text:style-name="Standard"><text:a xlink:type="simple" xlink:href="#_Toc116682047" text:style-name="Internet_20_link" text:visited-style-name="Visited_20_Internet_20_Link"/></text:p>
      <text:p text:style-name="P13">План</text:p>
      <text:p text:style-name="P22">Введение — 1,5 СТР:</text:p>
      <text:p text:style-name="P22">- актуальность темы (почему ЭТА тема?)</text:p>
      <text:p text:style-name="P22">- степень разработанности проблемы (обзор литературных источников. Какие авторы занимались вопросом)</text:p>
      <text:p text:style-name="P14">- цель работы (изучить НЕПРЕРЫВНАЯ ЗАВИСИМОСТЬ РЕШЕНИЯ ЗАДАЧИ КОШИ ОТ НАЧАЛЬНЫХ УСЛОВИЙ ДЛЯ НОРМАЛЬНОЙ СИСТЕМЫ, рассмотреть примеры демонстрирующие особенности темы )</text:p>
      <text:p text:style-name="P22"><text:s/>- задачи (количество задач равно количеству параграфов/пунктов содержания/главной части работы): </text:p>
      <text:p text:style-name="P22">- методы исследования (анализ, синтез, индукция, дедукция и др.)</text:p>
      <text:p text:style-name="P14">Глава 1 (вся необходимая теория)</text:p>
      <text:p text:style-name="P14">Глава 2 (изучение темы на примерах)</text:p>
      <text:p text:style-name="P14">Глава 3 (частные случаи)</text:p>
      <text:p text:style-name="P14">Заключение под стражу на срок 8 лет </text:p>
      <text:p text:style-name="P14">аргументированные выводы</text:p>
      <text:p text:style-name="P14">итог работы, выводы из каждой главы</text:p>
      <text:p text:style-name="P16"/>
      <text:p text:style-name="P16"/>
      <text:list xml:id="list2856578130638377698" text:style-name="Outline">
        <text:list-item>
          <text:h text:style-name="P27" text:outline-level="1"><text:bookmark-start text:name="__RefHeading__263_798021313"/><text:bookmark-start text:name="_Toc116682047"/>ВВЕДЕНИЕ<text:bookmark-end text:name="__RefHeading__263_798021313"/><text:bookmark-end text:name="_Toc116682047"/></text:h>
        </text:list-item>
        <text:list-item>
          <text:h text:style-name="P27" text:outline-level="1"><text:bookmark-start text:name="__RefHeading__265_798021313"/><text:bookmark-start text:name="_Toc116682048"/>1 НАЗВАНИЕ ГЛАВЫ<text:bookmark-end text:name="__RefHeading__265_798021313"/><text:bookmark-end text:name="_Toc116682048"/></text:h>
        </text:list-item>
      </text:list>
      <text:p text:style-name="P14"><text:span text:style-name="T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5"/>
      <text:list xml:id="list7963608841477449619" text:style-name="WWNum4">
        <text:list-item>
          <text:list>
            <text:list-item>
              <text:h text:style-name="P24" text:outline-level="2"><text:bookmark-start text:name="__RefHeading__267_798021313"/><text:bookmark-start text:name="_Toc116682049"/><text:span text:style-name="T2">Название подглавы</text:span><text:bookmark-end text:name="_Toc116682049"/><text:span text:style-name="T1"> </text:span><text:bookmark-end text:name="__RefHeading__267_798021313"/></text:h>
            </text:list-item>
          </text:list>
        </text:list-item>
      </text:list>
      <text:h text:style-name="P23" text:outline-level="1"><text:bookmark-start text:name="__RefHeading__269_798021313"/><text:bookmark-start text:name="_Toc116682050"/><text:span text:style-name="T5">2 НАЗВАНИЕ ГЛАВЫ</text:span><text:bookmark-end text:name="__RefHeading__269_798021313"/><text:bookmark-end text:name="_Toc116682050"/></text:h>
      <text:p text:style-name="P18"/>
      <text:h text:style-name="P23" text:outline-level="1"><text:bookmark-start text:name="__RefHeading__271_798021313"/><text:bookmark-start text:name="_Toc116682051"/><text:span text:style-name="T5">3 НАЗВАНИЕ ГЛАВЫ</text:span><text:bookmark-end text:name="__RefHeading__271_798021313"/><text:bookmark-end text:name="_Toc116682051"/></text:h>
      <text:p text:style-name="P18"/>
      <text:h text:style-name="P23" text:outline-level="1"><text:bookmark-start text:name="__RefHeading__273_798021313"/><text:bookmark-start text:name="_Toc116682052"/><text:span text:style-name="T5">ЗАКЛЮЧЕНИЕ</text:span><text:bookmark-end text:name="__RefHeading__273_798021313"/><text:bookmark-end text:name="_Toc116682052"/></text:h>
      <text:p text:style-name="P19"/>
      <text:list xml:id="list43511133" text:continue-list="list2856578130638377698" text:style-name="Outline">
        <text:list-item>
          <text:h text:style-name="P28" text:outline-level="1"><text:bookmark-start text:name="__RefHeading__275_798021313"/><text:bookmark-start text:name="_Toc116682053"/>СПИСОК ИСПОЛЬЗОВАННЫХ ИСТОЧНИКОВ<text:bookmark-end text:name="__RefHeading__275_798021313"/><text:bookmark-end text:name="_Toc116682053"/></text:h>
        </text:list-item>
      </text:list>
      <text:list xml:id="list268307680516721033" text:style-name="WWNum1">
        <text:list-item>
          <text:p text:style-name="P17">Письменный, Д. Т. Конспект лекций по высшей математике : в 2 ч. Ч. 2 / Д. Т. Письменный. - 10-е изд. - М. : Айрис-пресс, 2014. - 256 с. : ил.</text:p>
        </text:list-item>
        <text:list-item>
          <text:p text:style-name="P17">Карпук, А. А. Высшая математика для технических университетов : дифференциальные уравнения / А. А. Карпук, В. Ф. Бондаренко, О. Ф. Борисенко. - Минск : Харвест, 2010. - 304 с.</text:p>
        </text:list-item>
        <text:list-item>
          <text:p text:style-name="P17">Романко, В. К. Курс дифференциальных уравнений и вариационного исчисления : учебное пособие / В. К. Романко. - 2-е изд. - М. : Физматлит, 2001. - 344 с.</text:p>
        </text:list-item>
        <text:list-item>
          <text:p text:style-name="P17">Карташёв, А. П. Обыкновенные дифференциальные уравнения и основы вариационного исчисления : учебное пособие для вузов / А. П. Карташёв, Б. Л. Рождественский. - 3-е изд., перераб. и доп. - М. : Наука, 1986. - 272 с. : ил.</text:p>
        </text:list-item>
        <text:list-item>
          <text:p text:style-name="P17">Богданов Ю. С. Дифференциальные уравнения : учебное пособие для факультетов прикладной математики и механико-математических факультетов вузов / Ю. С. Богданов, Ю. Б. Сыроид. - Минск : Вышэйшая школа, 1983. - 239 с. : ил.</text:p>
        </text:list-item>
        <text:list-item>
          <text:p text:style-name="P17">Понтрягин, Л. С. Обыкновенные дифференциальные уравнения : учебное пособие [доп. МО СССР] / Л. С. Понтрягин. - 5-е изд. - М. : Наука, 1982. - 332 с. </text:p>
        </text:list-item>
        <text:list-item>
          <text:p text:style-name="P17">Нефёдов Н. Н. Дифференциальные уравнения – Задача Коши для нормальной системы ОДУ. ДУ n-го порядка [Электронный ресурс]. – Режим доступа: https://www.youtube.com/watch?v=CSENh4N1rqQ&amp;ab_channel=teach-in</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ru" style:country-asian="RU"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ru" style:country-asian="RU"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018cm" fo:margin-right="0.002cm" fo:margin-top="0cm" fo:margin-bottom="0.28cm" fo:line-height="188%" fo:text-align="justify" style:justify-single-word="false" fo:orphans="2" fo:widows="2" fo:text-indent="-0.018cm" style:auto-text-indent="false" style:writing-mode="lr-tb"/>
      <style:text-properties fo:color="#000000" style:font-name="Times New Roman" fo:font-size="14pt" style:font-name-asian="Times New Roman2" style:font-size-asian="14pt" style:font-name-complex="Times New Roman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paragraph-properties fo:margin-left="0.018cm" fo:margin-right="0.005cm" fo:margin-top="0.423cm" fo:margin-bottom="0.953cm" fo:text-align="center" style:justify-single-word="false" fo:keep-together="always" fo:orphans="2" fo:widows="2" fo:text-indent="-0.018cm" style:auto-text-indent="false" fo:keep-with-next="always" style:writing-mode="lr-tb"/>
      <style:text-properties fo:color="#000000" style:font-name="Times New Roman1" fo:font-size="14pt" fo:font-weight="bold" style:font-name-asian="Times New Roman2" style:font-size-asian="14pt" style:font-weight-asian="bold" style:font-name-complex="Times New Roman2"/>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margin-left="0.018cm" fo:margin-right="0cm" fo:margin-top="0.423cm" fo:margin-bottom="0cm" fo:text-align="start" style:justify-single-word="false" fo:text-indent="-0.018cm" style:auto-text-indent="false" text:number-lines="false" text:line-number="0"/>
      <style:text-properties fo:color="#2f5496" style:font-name="Calibri Light1" fo:font-size="16pt" fo:font-weight="normal" style:font-size-asian="16pt" style:font-weight-asian="normal" style:font-name-complex="F"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002cm" fo:text-indent="-0.018cm" style:auto-text-indent="false"/>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text-properties fo:color="#000000" style:font-name="Times New Roman" fo:font-size="14pt" fo:font-weight="bold" style:font-name-asian="Times New Roman2" style:font-size-asian="14pt" style:font-weight-asian="bold" style:font-name-complex="Times New Roman2"/>
    </style:style>
    <style:style style:name="Верхний_20_колонтитул_20_Знак" style:display-name="Верхний колонтитул Знак" style:family="text" style:parent-style-name="Default_20_Paragraph_20_Font">
      <style:text-properties fo:color="#000000" style:font-name="Times New Roman" fo:font-size="14pt" style:font-name-asian="Times New Roman2" style:font-size-asian="14pt" style:font-name-complex="Times New Roman2"/>
    </style:style>
    <style:style style:name="Нижний_20_колонтитул_20_Знак" style:display-name="Нижний колонтитул Знак" style:family="text" style:parent-style-name="Default_20_Paragraph_20_Font">
      <style:text-properties fo:color="#000000" style:font-name="Times New Roman" fo:font-size="14pt" style:font-name-asian="Times New Roman2" style:font-size-asian="14pt" style:font-name-complex="Times New Roman2"/>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Заголовок_20_2_20_Знак" style:display-name="Заголовок 2 Знак" style:family="text" style:parent-style-name="Default_20_Paragraph_20_Font">
      <style:text-properties fo:color="#2f5496" style:font-name="Calibri Light" fo:font-size="13pt" style:font-size-asian="13pt" style:font-name-complex="F" style:font-size-complex="13pt"/>
    </style:style>
    <style:style style:name="ListLabel_20_1" style:display-name="ListLabel 1" style:family="text">
      <style:text-properties fo:color="#000000" style:text-line-through-style="none" style:text-position="0% 100%" fo:font-size="14pt" fo:font-style="normal" style:text-underline-style="none" fo:font-weight="normal" style:font-name-asian="Times New Roman2" style:font-size-asian="14pt" style:font-style-asian="normal" style:font-weight-asian="normal" style:font-name-complex="Times New Roman2"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635cm" fo:margin-left="0.914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format="i" text:display-levels="2">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format="i" text:display-levels="5">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format="i" text:display-levels="8">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35.56cm" style:num-format="1" style:print-orientation="portrait" fo:margin-top="2cm" fo:margin-bottom="1.27cm" fo:margin-left="3cm" fo:margin-right="1.501cm" style:writing-mode="lr-tb" style:layout-grid-color="#c0c0c0" style:layout-grid-lines="48"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59cm" fo:page-height="35.56cm" style:num-format="1" style:print-orientation="portrait" fo:margin-top="2cm" fo:margin-bottom="1.27cm" fo:margin-left="3cm" fo:margin-right="1.501cm" style:writing-mode="lr-tb" style:layout-grid-color="#c0c0c0" style:layout-grid-lines="48"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рина</meta:initial-creator>
    <dc:creator>Кирилл Тимофеев</dc:creator>
    <meta:editing-cycles>3</meta:editing-cycles>
    <meta:print-date>2022-10-14T20:22:00</meta:print-date>
    <meta:creation-date>2022-10-14T20:22:00</meta:creation-date>
    <dc:date>2022-10-14T23:28:12.49</dc:date>
    <meta:editing-duration>PT5S</meta:editing-duration>
    <meta:generator>OpenOffice/4.1.11$Win32 OpenOffice.org_project/4111m1$Build-9808</meta:generator>
    <meta:document-statistic meta:table-count="0" meta:image-count="0" meta:object-count="0" meta:page-count="9" meta:paragraph-count="50" meta:word-count="479" meta:character-count="31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